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8ee9" officeooo:paragraph-rsid="000c8ee9"/>
    </style:style>
    <style:style style:name="P2" style:family="paragraph" style:parent-style-name="Standard">
      <style:text-properties officeooo:rsid="000c8ee9" officeooo:paragraph-rsid="000c8ee9"/>
    </style:style>
    <style:style style:name="P3" style:family="paragraph" style:parent-style-name="Standard">
      <style:text-properties officeooo:rsid="000dba66" officeooo:paragraph-rsid="000dba66"/>
    </style:style>
    <style:style style:name="P4" style:family="paragraph" style:parent-style-name="Standard">
      <style:text-properties officeooo:rsid="000de87f" officeooo:paragraph-rsid="000de87f"/>
    </style:style>
    <style:style style:name="P5" style:family="paragraph" style:parent-style-name="Standard">
      <style:text-properties officeooo:rsid="000f834b" officeooo:paragraph-rsid="000f834b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teca para dibujar</text:p>
      <text:p text:style-name="P1"/>
      <text:p text:style-name="P1"/>
      <text:p text:style-name="P1">fractales</text:p>
      <text:p text:style-name="P1"/>
      <text:p text:style-name="P1">win B61m</text:p>
      <text:p text:style-name="P1"/>
      <text:p text:style-name="P3">curva del dragon</text:p>
      <text:p text:style-name="P3"/>
      <text:p text:style-name="P4">sierpinski curve</text:p>
      <text:p text:style-name="P4"/>
      <text:p text:style-name="P5">koch curve</text:p>
      <text:p text:style-name="P5"/>
      <text:p text:style-name="P5">Lindernmayer System</text:p>
      <text:p text:style-name="P3"/>
      <text:p text:style-name="P3">tortuga que siga una lis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0:23:06.247000000</meta:creation-date>
    <dc:date>2018-04-04T10:37:13.950000000</dc:date>
    <meta:editing-duration>PT4M40S</meta:editing-duration>
    <meta:editing-cycles>4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8" meta:word-count="20" meta:character-count="127" meta:non-whitespace-character-count="115"/>
  </office:meta>
</office:document-meta>
</file>